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1.00756836" calcext:value-type="float">
            <text:p>31,00756836</text:p>
          </table:table-cell>
          <table:table-cell office:value-type="float" office:value="1.508017938E-026" calcext:value-type="float">
            <text:p>1,51E-026</text:p>
          </table:table-cell>
          <table:table-cell office:value-type="float" office:value="3.604043484" calcext:value-type="float">
            <text:p>3,604043484</text:p>
          </table:table-cell>
          <table:table-cell table:style-name="ce2" table:formula="of:=([.E3]-[.E2])/[.E2]" office:value-type="float" office:value="0.00471522722790553" calcext:value-type="float">
            <text:p>0,00471522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004" calcext:value-type="float">
            <text:p>33004</text:p>
          </table:table-cell>
          <table:table-cell office:value-type="float" office:value="34.7970314" calcext:value-type="float">
            <text:p>34,7970314</text:p>
          </table:table-cell>
          <table:table-cell office:value-type="float" office:value="3.040060003E-020" calcext:value-type="float">
            <text:p>3,04E-020</text:p>
          </table:table-cell>
          <table:table-cell office:value-type="float" office:value="2.65260005" calcext:value-type="float">
            <text:p>2,6526000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004" calcext:value-type="float">
            <text:p>33004</text:p>
          </table:table-cell>
          <table:table-cell office:value-type="float" office:value="37.32208252" calcext:value-type="float">
            <text:p>37,32208252</text:p>
          </table:table-cell>
          <table:table-cell office:value-type="float" office:value="2.896159657E-020" calcext:value-type="float">
            <text:p>2,90E-020</text:p>
          </table:table-cell>
          <table:table-cell office:value-type="float" office:value="2.655450106" calcext:value-type="float">
            <text:p>2,655450106</text:p>
          </table:table-cell>
          <table:table-cell table:formula="of:=([.E5]-[.E4])/[.E4]" office:value-type="float" office:value="0.0010744386436997" calcext:value-type="float">
            <text:p>0,001074438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227" calcext:value-type="float">
            <text:p>33227</text:p>
          </table:table-cell>
          <table:table-cell office:value-type="float" office:value="38.67127991" calcext:value-type="float">
            <text:p>38,67127991</text:p>
          </table:table-cell>
          <table:table-cell office:value-type="float" office:value="3.834329969E-018" calcext:value-type="float">
            <text:p>3,83E-018</text:p>
          </table:table-cell>
          <table:table-cell office:value-type="float" office:value="2.181987047" calcext:value-type="float">
            <text:p>2,18198704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227" calcext:value-type="float">
            <text:p>33227</text:p>
          </table:table-cell>
          <table:table-cell office:value-type="float" office:value="45.87795258" calcext:value-type="float">
            <text:p>45,87795258</text:p>
          </table:table-cell>
          <table:table-cell office:value-type="float" office:value="2.61766392E-018" calcext:value-type="float">
            <text:p>2,62E-018</text:p>
          </table:table-cell>
          <table:table-cell office:value-type="float" office:value="2.184686899" calcext:value-type="float">
            <text:p>2,184686899</text:p>
          </table:table-cell>
          <table:table-cell table:style-name="ce3" table:formula="of:=([.E7]-[.E6])/[.E6]" office:value-type="float" office:value="0.0012373364011084" calcext:value-type="float">
            <text:p>0,00123733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494" calcext:value-type="float">
            <text:p>33494</text:p>
          </table:table-cell>
          <table:table-cell office:value-type="float" office:value="45.18322754" calcext:value-type="float">
            <text:p>45,18322754</text:p>
          </table:table-cell>
          <table:table-cell office:value-type="float" office:value="3.816566559E-015" calcext:value-type="float">
            <text:p>3,82E-015</text:p>
          </table:table-cell>
          <table:table-cell office:value-type="float" office:value="1.887724757" calcext:value-type="float">
            <text:p>1,88772475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494" calcext:value-type="float">
            <text:p>33494</text:p>
          </table:table-cell>
          <table:table-cell office:value-type="float" office:value="48.82191086" calcext:value-type="float">
            <text:p>48,82191086</text:p>
          </table:table-cell>
          <table:table-cell office:value-type="float" office:value="1.053185626E-015" calcext:value-type="float">
            <text:p>1,05E-015</text:p>
          </table:table-cell>
          <table:table-cell office:value-type="float" office:value="1.889510751" calcext:value-type="float">
            <text:p>1,889510751</text:p>
          </table:table-cell>
          <table:table-cell table:style-name="ce3" table:formula="of:=([.E9]-[.E8])/[.E8]" office:value-type="float" office:value="0.000946109327314402" calcext:value-type="float">
            <text:p>0,000946109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763" calcext:value-type="float">
            <text:p>33763</text:p>
          </table:table-cell>
          <table:table-cell office:value-type="float" office:value="48.91555786" calcext:value-type="float">
            <text:p>48,91555786</text:p>
          </table:table-cell>
          <table:table-cell office:value-type="float" office:value="0.00000000000001797938561" calcext:value-type="float">
            <text:p>1,80E-014</text:p>
          </table:table-cell>
          <table:table-cell office:value-type="float" office:value="1.677236557" calcext:value-type="float">
            <text:p>1,67723655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763" calcext:value-type="float">
            <text:p>33763</text:p>
          </table:table-cell>
          <table:table-cell office:value-type="float" office:value="49.13738632" calcext:value-type="float">
            <text:p>49,13738632</text:p>
          </table:table-cell>
          <table:table-cell office:value-type="float" office:value="0.00000000000004076750602" calcext:value-type="float">
            <text:p>4,08E-014</text:p>
          </table:table-cell>
          <table:table-cell office:value-type="float" office:value="1.678449392" calcext:value-type="float">
            <text:p>1,678449392</text:p>
          </table:table-cell>
          <table:table-cell table:style-name="ce3" table:formula="of:=([.E11]-[.E10])/[.E10]" office:value-type="float" office:value="0.000723115051921697" calcext:value-type="float">
            <text:p>0,000723115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940" calcext:value-type="float">
            <text:p>33940</text:p>
          </table:table-cell>
          <table:table-cell office:value-type="float" office:value="49.1676712" calcext:value-type="float">
            <text:p>49,1676712</text:p>
          </table:table-cell>
          <table:table-cell office:value-type="float" office:value="0.00000000000191033387" calcext:value-type="float">
            <text:p>1,91E-012</text:p>
          </table:table-cell>
          <table:table-cell office:value-type="float" office:value="1.515621066" calcext:value-type="float">
            <text:p>1,51562106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940" calcext:value-type="float">
            <text:p>33940</text:p>
          </table:table-cell>
          <table:table-cell office:value-type="float" office:value="49.69638443" calcext:value-type="float">
            <text:p>49,69638443</text:p>
          </table:table-cell>
          <table:table-cell office:value-type="float" office:value="0.0000000000001956880973" calcext:value-type="float">
            <text:p>1,96E-013</text:p>
          </table:table-cell>
          <table:table-cell office:value-type="float" office:value="1.516392589" calcext:value-type="float">
            <text:p>1,516392589</text:p>
          </table:table-cell>
          <table:table-cell table:formula="of:=([.E13]-[.E12])/[.E12]" office:value-type="float" office:value="0.000509047424391007" calcext:value-type="float">
            <text:p>0,000509047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101" calcext:value-type="float">
            <text:p>34101</text:p>
          </table:table-cell>
          <table:table-cell office:value-type="float" office:value="49.67169189" calcext:value-type="float">
            <text:p>49,67169189</text:p>
          </table:table-cell>
          <table:table-cell office:value-type="float" office:value="0.00000000001218281379" calcext:value-type="float">
            <text:p>1,22E-011</text:p>
          </table:table-cell>
          <table:table-cell office:value-type="float" office:value="1.386254668" calcext:value-type="float">
            <text:p>1,38625466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101" calcext:value-type="float">
            <text:p>34101</text:p>
          </table:table-cell>
          <table:table-cell office:value-type="float" office:value="50.33634186" calcext:value-type="float">
            <text:p>50,33634186</text:p>
          </table:table-cell>
          <table:table-cell office:value-type="float" office:value="0.00000000002284633246" calcext:value-type="float">
            <text:p>2,28E-011</text:p>
          </table:table-cell>
          <table:table-cell office:value-type="float" office:value="1.386876106" calcext:value-type="float">
            <text:p>1,386876106</text:p>
          </table:table-cell>
          <table:table-cell table:formula="of:=([.E15]-[.E14])/[.E14]" office:value-type="float" office:value="0.000448285595962233" calcext:value-type="float">
            <text:p>0,000448285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249" calcext:value-type="float">
            <text:p>34249</text:p>
          </table:table-cell>
          <table:table-cell office:value-type="float" office:value="50.25648499" calcext:value-type="float">
            <text:p>50,25648499</text:p>
          </table:table-cell>
          <table:table-cell office:value-type="float" office:value="0.0000000001209095879" calcext:value-type="float">
            <text:p>1,21E-010</text:p>
          </table:table-cell>
          <table:table-cell office:value-type="float" office:value="1.281237841" calcext:value-type="float">
            <text:p>1,28123784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249" calcext:value-type="float">
            <text:p>34249</text:p>
          </table:table-cell>
          <table:table-cell office:value-type="float" office:value="50.7117157" calcext:value-type="float">
            <text:p>50,7117157</text:p>
          </table:table-cell>
          <table:table-cell office:value-type="float" office:value="0.00000000003112650415" calcext:value-type="float">
            <text:p>3,11E-011</text:p>
          </table:table-cell>
          <table:table-cell office:value-type="float" office:value="1.281774402" calcext:value-type="float">
            <text:p>1,281774402</text:p>
          </table:table-cell>
          <table:table-cell table:formula="of:=([.E17]-[.E16])/[.E16]" office:value-type="float" office:value="0.000418783291306083" calcext:value-type="float">
            <text:p>0,00041878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321" calcext:value-type="float">
            <text:p>34321</text:p>
          </table:table-cell>
          <table:table-cell office:value-type="float" office:value="50.62796021" calcext:value-type="float">
            <text:p>50,62796021</text:p>
          </table:table-cell>
          <table:table-cell office:value-type="float" office:value="0.0000000003478991539" calcext:value-type="float">
            <text:p>3,48E-010</text:p>
          </table:table-cell>
          <table:table-cell office:value-type="float" office:value="1.193237782" calcext:value-type="float">
            <text:p>1,19323778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321" calcext:value-type="float">
            <text:p>34321</text:p>
          </table:table-cell>
          <table:table-cell office:value-type="float" office:value="50.69753647" calcext:value-type="float">
            <text:p>50,69753647</text:p>
          </table:table-cell>
          <table:table-cell office:value-type="float" office:value="0.0000000004158182965" calcext:value-type="float">
            <text:p>4,16E-010</text:p>
          </table:table-cell>
          <table:table-cell office:value-type="float" office:value="1.193353295" calcext:value-type="float">
            <text:p>1,193353295</text:p>
          </table:table-cell>
          <table:table-cell table:style-name="ce3" table:formula="of:=([.E19]-[.E18])/[.E18]" office:value-type="float" office:value="0.0000968063547288201" calcext:value-type="float">
            <text:p>9,68063547288201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341" calcext:value-type="float">
            <text:p>34341</text:p>
          </table:table-cell>
          <table:table-cell office:value-type="float" office:value="50.70654297" calcext:value-type="float">
            <text:p>50,70654297</text:p>
          </table:table-cell>
          <table:table-cell office:value-type="float" office:value="0.000000001519306791" calcext:value-type="float">
            <text:p>1,52E-009</text:p>
          </table:table-cell>
          <table:table-cell office:value-type="float" office:value="1.116672277" calcext:value-type="float">
            <text:p>1,11667227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341" calcext:value-type="float">
            <text:p>34341</text:p>
          </table:table-cell>
          <table:table-cell office:value-type="float" office:value="50.85458755" calcext:value-type="float">
            <text:p>50,85458755</text:p>
          </table:table-cell>
          <table:table-cell office:value-type="float" office:value="0.000000002675187627" calcext:value-type="float">
            <text:p>2,68E-009</text:p>
          </table:table-cell>
          <table:table-cell office:value-type="float" office:value="1.116825223" calcext:value-type="float">
            <text:p>1,116825223</text:p>
          </table:table-cell>
          <table:table-cell table:style-name="ce3" table:formula="of:=([.E21]-[.E20])/[.E20]" office:value-type="float" office:value="0.00013696587902311" calcext:value-type="float">
            <text:p>0,000136965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391" calcext:value-type="float">
            <text:p>34391</text:p>
          </table:table-cell>
          <table:table-cell office:value-type="float" office:value="50.85961533" calcext:value-type="float">
            <text:p>50,85961533</text:p>
          </table:table-cell>
          <table:table-cell office:value-type="float" office:value="0.000000007964638726" calcext:value-type="float">
            <text:p>7,96E-009</text:p>
          </table:table-cell>
          <table:table-cell office:value-type="float" office:value="1.049294591" calcext:value-type="float">
            <text:p>1,049294591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0306115197361" calcext:value-type="float">
            <text:p>0,0010306115</text:p>
          </table:table-cell>
        </table:table-row>
        <table:table-row table:style-name="ro2" table:number-rows-repeated="8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9:00:26.628988125</dc:date>
    <meta:document-statistic meta:table-count="1" meta:cell-count="121" meta:object-count="0"/>
    <meta:generator>LibreOffice/4.1.4.2$Linux_X86_64 LibreOffice_project/410m0$Build-2</meta:generator>
  </office:meta>
</office:document-meta>
</file>